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0.487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347cm"/>
    </style:style>
    <style:style style:name="co11" style:family="table-column">
      <style:table-column-properties fo:break-before="auto" style:column-width="2.013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2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style:diagonal-bl-tr="none" style:diagonal-tl-br="none" style:text-align-source="value-type" style:repeat-content="false" fo:wrap-option="no-wrap" fo:border-left="0.035cm solid #141312" style:direction="ltr" fo:border-right="0.035cm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1">
            <text:p>1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5">
            <text:p>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office:value-type="float" office:value="1">
            <text:p>1</text:p>
          </table:table-cell>
          <table:table-cell table:style-name="ce31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5">
            <text:p>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11">
            <text:p>11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1">
            <text:p>1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14/11/2015</text:date>, <text:time>19:1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14T19:16:14.66</dc:date>
    <meta:generator>OpenOffice.org/3.0$Win32 OpenOffice.org_project/300m15$Build-9379</meta:generator>
    <meta:editing-duration>PT00H00M58S</meta:editing-duration>
    <meta:editing-cycles>3</meta:editing-cycles>
    <meta:document-statistic meta:table-count="5" meta:cell-count="492" meta:object-count="0"/>
  </office:meta>
</office:document-meta>
</file>